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cm" table:align="margins"/>
    </style:style>
    <style:style style:name="Table1.A" style:family="table-column">
      <style:table-column-properties style:column-width="5.334cm" style:rel-column-width="21845*"/>
    </style:style>
    <style:style style:name="Table1.A1" style:family="table-cell">
      <style:table-cell-properties fo:padding="0.097cm" fo:border-left="none" fo:border-right="none" fo:border-top="none" fo:border-bottom="0.5pt solid #000000"/>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3"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Contents_20_Heading">
      <style:paragraph-properties fo:text-align="center" style:justify-single-word="false"/>
      <style:text-properties style:font-name="Arial3" fo:font-size="12pt" fo:language="pt" fo:country="BR" fo:font-weight="normal" officeooo:rsid="0042075d" officeooo:paragraph-rsid="0042075d" style:font-size-asian="12pt" style:font-weight-asian="normal" style:font-size-complex="12pt" style:font-weight-complex="normal"/>
    </style:style>
    <style:style style:name="P5" style:family="paragraph" style:parent-style-name="Contents_20_Heading">
      <style:paragraph-properties fo:text-align="center" style:justify-single-word="false"/>
      <style:text-properties style:font-name="Arial" fo:language="pt" fo:country="BR" fo:font-weight="bold" officeooo:rsid="003e3a67" officeooo:paragraph-rsid="001d0934" fo:background-color="#ffff00" style:font-weight-asian="bold" style:font-weight-complex="bold"/>
    </style:style>
    <style:style style:name="P6" style:family="paragraph" style:parent-style-name="Text_20_body">
      <style:text-properties style:font-name="Arial2" fo:font-size="12pt" fo:font-weight="bold" officeooo:rsid="001d0934" officeooo:paragraph-rsid="001d0934" style:font-name-asian="Microsoft YaHei" style:font-size-asian="28pt" style:font-weight-asian="bold" style:font-name-complex="Arial4" style:font-size-complex="28pt" style:font-weight-complex="bold"/>
    </style:style>
    <style:style style:name="P7" style:family="paragraph" style:parent-style-name="Text_20_body">
      <style:text-properties style:font-name="Arial2" fo:font-size="12pt" fo:font-weight="bold" officeooo:rsid="0042075d" officeooo:paragraph-rsid="001d0934" style:font-name-asian="Microsoft YaHei" style:font-size-asian="28pt" style:font-weight-asian="bold" style:font-name-complex="Arial4" style:font-size-complex="28pt" style:font-weight-complex="bold"/>
    </style:style>
    <style:style style:name="P8" style:family="paragraph" style:parent-style-name="Text_20_body">
      <style:text-properties style:font-name="Arial2" fo:font-size="12pt" fo:font-weight="bold" officeooo:rsid="0042075d" officeooo:paragraph-rsid="0042075d" style:font-name-asian="Microsoft YaHei" style:font-size-asian="28pt" style:font-weight-asian="bold" style:font-name-complex="Arial4" style:font-size-complex="28pt" style:font-weight-complex="bold"/>
    </style:style>
    <style:style style:name="P9" style:family="paragraph" style:parent-style-name="Text_20_body">
      <style:text-properties style:font-name="Arial2" fo:font-size="12pt" fo:font-weight="normal" officeooo:rsid="001d0934" officeooo:paragraph-rsid="001d0934" style:font-name-asian="Microsoft YaHei" style:font-size-asian="28pt" style:font-weight-asian="normal" style:font-name-complex="Arial4" style:font-size-complex="28pt" style:font-weight-complex="normal"/>
    </style:style>
    <style:style style:name="P10" style:family="paragraph" style:parent-style-name="Text_20_body">
      <style:text-properties officeooo:paragraph-rsid="004195c8"/>
    </style:style>
    <style:style style:name="P11" style:family="paragraph" style:parent-style-name="Text_20_body">
      <style:paragraph-properties fo:text-align="center" style:justify-single-word="false"/>
      <style:text-properties officeooo:paragraph-rsid="00441f32"/>
    </style:style>
    <style:style style:name="P12" style:family="paragraph" style:parent-style-name="Text_20_body">
      <style:text-properties style:font-name="Arial" fo:language="pt" fo:country="BR" officeooo:rsid="005afc7a" officeooo:paragraph-rsid="005afc7a"/>
    </style:style>
    <style:style style:name="P13" style:family="paragraph" style:parent-style-name="Text_20_body">
      <style:text-properties officeooo:paragraph-rsid="001deff8"/>
    </style:style>
    <style:style style:name="P14" style:family="paragraph" style:parent-style-name="Text_20_body">
      <style:text-properties officeooo:rsid="004813ee" officeooo:paragraph-rsid="004813ee"/>
    </style:style>
    <style:style style:name="P15" style:family="paragraph" style:parent-style-name="Text_20_body">
      <style:text-properties officeooo:rsid="004cf3ca" officeooo:paragraph-rsid="005afc7a"/>
    </style:style>
    <style:style style:name="P16" style:family="paragraph" style:parent-style-name="Text_20_body">
      <style:text-properties officeooo:rsid="004e9365" officeooo:paragraph-rsid="004e9365"/>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5f09b0"/>
    </style:style>
    <style:style style:name="P19" style:family="paragraph" style:parent-style-name="Text_20_body">
      <style:paragraph-properties fo:text-align="justify" style:justify-single-word="false"/>
      <style:text-properties officeooo:paragraph-rsid="005afc7a"/>
    </style:style>
    <style:style style:name="P20" style:family="paragraph" style:parent-style-name="Text_20_body">
      <style:paragraph-properties fo:text-align="justify" style:justify-single-word="false"/>
      <style:text-properties officeooo:paragraph-rsid="006b6357"/>
    </style:style>
    <style:style style:name="P21" style:family="paragraph" style:parent-style-name="Text_20_body">
      <style:text-properties officeooo:rsid="00558696" officeooo:paragraph-rsid="00558696"/>
    </style:style>
    <style:style style:name="P22" style:family="paragraph" style:parent-style-name="Text_20_body">
      <style:paragraph-properties fo:text-align="justify" style:justify-single-word="false"/>
      <style:text-properties officeooo:rsid="00558696" officeooo:paragraph-rsid="00558696"/>
    </style:style>
    <style:style style:name="P23" style:family="paragraph" style:parent-style-name="Text_20_body">
      <style:paragraph-properties fo:text-align="justify" style:justify-single-word="false"/>
      <style:text-properties officeooo:rsid="005f09b0" officeooo:paragraph-rsid="005f09b0"/>
    </style:style>
    <style:style style:name="P24" style:family="paragraph" style:parent-style-name="Text_20_body">
      <style:text-properties officeooo:rsid="006053c5" officeooo:paragraph-rsid="0069a8d9"/>
    </style:style>
    <style:style style:name="P25" style:family="paragraph" style:parent-style-name="Text_20_body">
      <style:text-properties officeooo:rsid="006053c5" officeooo:paragraph-rsid="006b6357"/>
    </style:style>
    <style:style style:name="P26" style:family="paragraph" style:parent-style-name="Text_20_body">
      <style:text-properties officeooo:paragraph-rsid="006053c5"/>
    </style:style>
    <style:style style:name="P27" style:family="paragraph" style:parent-style-name="Text_20_body">
      <style:text-properties officeooo:rsid="0060ceae" officeooo:paragraph-rsid="006b6357"/>
    </style:style>
    <style:style style:name="P28" style:family="paragraph" style:parent-style-name="Text_20_body">
      <style:text-properties officeooo:paragraph-rsid="0060ceae"/>
    </style:style>
    <style:style style:name="P29" style:family="paragraph" style:parent-style-name="Text_20_body">
      <style:text-properties officeooo:paragraph-rsid="0063147c"/>
    </style:style>
    <style:style style:name="P30" style:family="paragraph" style:parent-style-name="Text_20_body">
      <style:text-properties officeooo:rsid="00681cf6" officeooo:paragraph-rsid="00681cf6"/>
    </style:style>
    <style:style style:name="P31" style:family="paragraph" style:parent-style-name="Text_20_body">
      <style:text-properties officeooo:paragraph-rsid="006b6357"/>
    </style:style>
    <style:style style:name="P32" style:family="paragraph" style:parent-style-name="Text_20_body">
      <style:text-properties officeooo:rsid="006d5604" officeooo:paragraph-rsid="006d5604"/>
    </style:style>
    <style:style style:name="P33" style:family="paragraph" style:parent-style-name="Text_20_body">
      <style:text-properties officeooo:rsid="006f21ab" officeooo:paragraph-rsid="006f21ab"/>
    </style:style>
    <style:style style:name="P34" style:family="paragraph" style:parent-style-name="Bibliography_20_Heading">
      <style:paragraph-properties fo:break-before="page"/>
    </style:style>
    <style:style style:name="P35" style:family="paragraph" style:parent-style-name="Text_20_body">
      <style:paragraph-properties fo:break-before="page"/>
      <style:text-properties officeooo:rsid="00558696" officeooo:paragraph-rsid="00558696"/>
    </style:style>
    <style:style style:name="P36" style:family="paragraph" style:parent-style-name="Table_20_Contents">
      <style:paragraph-properties fo:text-align="center" style:justify-single-word="false"/>
      <style:text-properties officeooo:rsid="005e06cd" officeooo:paragraph-rsid="005e06cd"/>
    </style:style>
    <style:style style:name="P37" style:family="paragraph" style:parent-style-name="Table_20_Contents">
      <style:text-properties officeooo:rsid="005e06cd" officeooo:paragraph-rsid="005e06cd"/>
    </style:style>
    <style:style style:name="P38" style:family="paragraph" style:parent-style-name="Contents_20_1">
      <style:paragraph-properties>
        <style:tab-stops>
          <style:tab-stop style:position="16cm" style:type="right" style:leader-style="dotted" style:leader-text="."/>
        </style:tab-stops>
      </style:paragraph-properties>
    </style:style>
    <style:style style:name="P39" style:family="paragraph" style:parent-style-name="Contents_20_2">
      <style:paragraph-properties>
        <style:tab-stops>
          <style:tab-stop style:position="15.501cm" style:type="right" style:leader-style="dotted" style:leader-text="."/>
        </style:tab-stops>
      </style:paragraph-properties>
    </style:style>
    <style:style style:name="P40" style:family="paragraph" style:parent-style-name="Contents_20_3">
      <style:paragraph-properties>
        <style:tab-stops>
          <style:tab-stop style:position="15.002cm" style:type="right" style:leader-style="dotted" style:leader-text="."/>
        </style:tab-stops>
      </style:paragraph-properties>
    </style:style>
    <style:style style:name="P41" style:family="paragraph" style:parent-style-name="Contents_20_4">
      <style:paragraph-properties>
        <style:tab-stops>
          <style:tab-stop style:position="14.503cm" style:type="right" style:leader-style="dotted" style:leader-text="."/>
        </style:tab-stops>
      </style:paragraph-properties>
    </style:style>
    <style:style style:name="P42" style:family="paragraph" style:parent-style-name="Contents_20_Heading">
      <style:paragraph-properties fo:text-align="center" style:justify-single-word="false"/>
      <style:text-properties style:font-name="Arial" fo:language="pt" fo:country="BR" fo:font-weight="bold" officeooo:rsid="0046d06a" officeooo:paragraph-rsid="0046d06a" fo:background-color="transparent" style:font-weight-asian="bold" style:font-weight-complex="bold"/>
    </style:style>
    <style:style style:name="P43" style:family="paragraph" style:parent-style-name="Contents_20_Heading">
      <style:paragraph-properties fo:break-before="page"/>
    </style:style>
    <style:style style:name="P44" style:family="paragraph" style:parent-style-name="Heading_20_1" style:list-style-name="">
      <style:text-properties officeooo:paragraph-rsid="001deff8"/>
    </style:style>
    <style:style style:name="P45" style:family="paragraph" style:parent-style-name="Heading_20_1">
      <style:text-properties officeooo:rsid="005f09b0" officeooo:paragraph-rsid="005f09b0"/>
    </style:style>
    <style:style style:name="P46" style:family="paragraph" style:parent-style-name="Heading_20_1">
      <style:text-properties officeooo:rsid="0063147c" officeooo:paragraph-rsid="0063147c"/>
    </style:style>
    <style:style style:name="P47" style:family="paragraph" style:parent-style-name="Heading_20_1">
      <style:text-properties officeooo:rsid="006f21ab" officeooo:paragraph-rsid="006f21ab"/>
    </style:style>
    <style:style style:name="P48" style:family="paragraph" style:parent-style-name="Heading_20_1" style:list-style-name="">
      <style:paragraph-properties>
        <style:tab-stops/>
      </style:paragraph-properties>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5f09b0" officeooo:paragraph-rsid="005f09b0"/>
    </style:style>
    <style:style style:name="P51" style:family="paragraph" style:parent-style-name="Heading_20_2">
      <style:text-properties officeooo:rsid="005e06cd" officeooo:paragraph-rsid="005e06cd"/>
    </style:style>
    <style:style style:name="P52" style:family="paragraph" style:parent-style-name="Heading_20_2">
      <style:text-properties officeooo:paragraph-rsid="006053c5"/>
    </style:style>
    <style:style style:name="P53" style:family="paragraph" style:parent-style-name="Heading_20_2">
      <style:text-properties officeooo:rsid="0060ceae" officeooo:paragraph-rsid="0060ceae"/>
    </style:style>
    <style:style style:name="P54" style:family="paragraph" style:parent-style-name="Heading_20_2">
      <style:text-properties officeooo:rsid="00681cf6" officeooo:paragraph-rsid="00681cf6"/>
    </style:style>
    <style:style style:name="P55" style:family="paragraph" style:parent-style-name="Heading_20_3">
      <style:text-properties fo:font-style="normal" style:font-style-asian="normal" style:font-style-complex="normal"/>
    </style:style>
    <style:style style:name="P56" style:family="paragraph" style:parent-style-name="Heading_20_3">
      <style:text-properties officeooo:rsid="006b6357" officeooo:paragraph-rsid="006b6357"/>
    </style:style>
    <style:style style:name="P57" style:family="paragraph" style:parent-style-name="Standard" style:list-style-name="L7">
      <style:text-properties officeooo:paragraph-rsid="0069a8d9"/>
    </style:style>
    <style:style style:name="P58" style:family="paragraph" style:parent-style-name="Text_20_body" style:master-page-name="CTM_20__7c__20_Capa">
      <style:paragraph-properties fo:text-align="center" style:justify-single-word="false" style:page-number="auto"/>
    </style:style>
    <style:style style:name="P59" style:family="paragraph" style:parent-style-name="Text_20_body" style:list-style-name="L1">
      <style:text-properties officeooo:rsid="0046d06a" officeooo:paragraph-rsid="0046d06a"/>
    </style:style>
    <style:style style:name="P60" style:family="paragraph" style:parent-style-name="Text_20_body" style:list-style-name="L2">
      <style:text-properties officeooo:rsid="0046d06a" officeooo:paragraph-rsid="0046d06a"/>
    </style:style>
    <style:style style:name="P61" style:family="paragraph" style:parent-style-name="Text_20_body" style:list-style-name="L2">
      <style:paragraph-properties fo:text-align="justify" style:justify-single-word="false"/>
      <style:text-properties officeooo:rsid="0046d06a" officeooo:paragraph-rsid="0046d06a"/>
    </style:style>
    <style:style style:name="P62" style:family="paragraph" style:parent-style-name="Text_20_body" style:list-style-name="L2">
      <style:text-properties officeooo:rsid="0049bb18" officeooo:paragraph-rsid="0049bb18"/>
    </style:style>
    <style:style style:name="P63" style:family="paragraph" style:parent-style-name="Text_20_body" style:list-style-name="L2">
      <style:paragraph-properties fo:text-align="justify" style:justify-single-word="false"/>
      <style:text-properties officeooo:rsid="004b4d14" officeooo:paragraph-rsid="004b4d14"/>
    </style:style>
    <style:style style:name="P64" style:family="paragraph" style:parent-style-name="Text_20_body" style:list-style-name="L2">
      <style:text-properties style:font-name="Arial" fo:language="pt" fo:country="BR" officeooo:rsid="004cf3ca" officeooo:paragraph-rsid="004cf3ca"/>
    </style:style>
    <style:style style:name="P65" style:family="paragraph" style:parent-style-name="Text_20_body" style:list-style-name="L3">
      <style:text-properties officeooo:rsid="005afc7a" officeooo:paragraph-rsid="005afc7a"/>
    </style:style>
    <style:style style:name="P66" style:family="paragraph" style:parent-style-name="Text_20_body" style:list-style-name="L3">
      <style:paragraph-properties fo:text-align="justify" style:justify-single-word="false"/>
      <style:text-properties officeooo:rsid="005afc7a" officeooo:paragraph-rsid="005afc7a"/>
    </style:style>
    <style:style style:name="P67" style:family="paragraph" style:parent-style-name="Text_20_body" style:list-style-name="L3">
      <style:text-properties officeooo:rsid="005bbb4d" officeooo:paragraph-rsid="005bbb4d"/>
    </style:style>
    <style:style style:name="P68" style:family="paragraph" style:parent-style-name="Text_20_body" style:list-style-name="L3">
      <style:paragraph-properties fo:text-align="justify" style:justify-single-word="false"/>
      <style:text-properties officeooo:rsid="005bbb4d" officeooo:paragraph-rsid="005bbb4d"/>
    </style:style>
    <style:style style:name="P69" style:family="paragraph" style:parent-style-name="Text_20_body">
      <style:text-properties fo:font-style="normal" officeooo:rsid="005c8c85" officeooo:paragraph-rsid="00558696" style:font-style-asian="normal" style:font-style-complex="normal"/>
    </style:style>
    <style:style style:name="P70" style:family="paragraph" style:parent-style-name="Text_20_body">
      <style:paragraph-properties fo:text-align="justify" style:justify-single-word="false"/>
      <style:text-properties fo:font-style="normal" officeooo:rsid="005f09b0" officeooo:paragraph-rsid="006b6357" style:font-style-asian="normal" style:font-style-complex="normal"/>
    </style:style>
    <style:style style:name="P71" style:family="paragraph" style:parent-style-name="Text_20_body">
      <style:paragraph-properties fo:text-align="justify" style:justify-single-word="false"/>
      <style:text-properties fo:font-style="normal" officeooo:rsid="005f09b0" officeooo:paragraph-rsid="005f09b0" style:font-style-asian="normal" style:font-style-complex="normal"/>
    </style:style>
    <style:style style:name="P72" style:family="paragraph" style:parent-style-name="Text_20_body" style:list-style-name="L5">
      <style:text-properties fo:font-style="normal" officeooo:rsid="005f09b0" officeooo:paragraph-rsid="005f09b0" style:font-style-asian="normal" style:font-style-complex="normal"/>
    </style:style>
    <style:style style:name="P73" style:family="paragraph" style:parent-style-name="Text_20_body">
      <style:text-properties fo:font-style="normal" officeooo:rsid="006f21ab" officeooo:paragraph-rsid="006f21ab" style:font-style-asian="normal" style:font-style-complex="normal"/>
    </style:style>
    <style:style style:name="P74" style:family="paragraph" style:parent-style-name="Text_20_body" style:list-style-name="L9">
      <style:text-properties fo:font-style="normal" officeooo:rsid="006f21ab" officeooo:paragraph-rsid="006f21ab" style:font-style-asian="normal" style:font-style-complex="normal"/>
    </style:style>
    <style:style style:name="P75" style:family="paragraph" style:parent-style-name="Text_20_body" style:list-style-name="L4">
      <style:paragraph-properties fo:text-align="justify" style:justify-single-word="false"/>
      <style:text-properties officeooo:rsid="005e06cd" officeooo:paragraph-rsid="005e06cd"/>
    </style:style>
    <style:style style:name="P76" style:family="paragraph" style:parent-style-name="Text_20_body" style:list-style-name="L6">
      <style:text-properties officeooo:rsid="006b6357" officeooo:paragraph-rsid="006b6357"/>
    </style:style>
    <style:style style:name="P77" style:family="paragraph" style:parent-style-name="Text_20_body" style:list-style-name="L7">
      <style:text-properties officeooo:rsid="0069a8d9" officeooo:paragraph-rsid="0069a8d9"/>
    </style:style>
    <style:style style:name="P78" style:family="paragraph" style:parent-style-name="Text_20_body" style:list-style-name="L7">
      <style:text-properties officeooo:rsid="0063147c" officeooo:paragraph-rsid="0069a8d9"/>
    </style:style>
    <style:style style:name="P79" style:family="paragraph" style:parent-style-name="Text_20_body" style:list-style-name="L9">
      <style:text-properties officeooo:rsid="006f21ab" officeooo:paragraph-rsid="006f21ab"/>
    </style:style>
    <style:style style:name="P80" style:family="paragraph" style:parent-style-name="Text_20_body" style:list-style-name="L8">
      <style:paragraph-properties fo:line-height="100%"/>
      <style:text-properties officeooo:rsid="006f21ab" officeooo:paragraph-rsid="006f21ab"/>
    </style:style>
    <style:style style:name="P81" style:family="paragraph" style:parent-style-name="Text_20_body">
      <style:text-properties officeooo:paragraph-rsid="007291fa"/>
    </style:style>
    <style:style style:name="T1" style:family="text">
      <style:text-properties officeooo:rsid="001d0934"/>
    </style:style>
    <style:style style:name="T2" style:family="text">
      <style:text-properties style:font-name="Arial" fo:language="pt" fo:country="BR" officeooo:rsid="0031a03f"/>
    </style:style>
    <style:style style:name="T3" style:family="text">
      <style:text-properties style:font-name="Arial" fo:language="pt" fo:country="BR" officeooo:rsid="0046d06a" fo:background-color="transparent" loext:char-shading-value="0"/>
    </style:style>
    <style:style style:name="T4" style:family="text">
      <style:text-properties style:font-name="Arial" fo:language="pt" fo:country="BR" officeooo:rsid="00517e05"/>
    </style:style>
    <style:style style:name="T5" style:family="text">
      <style:text-properties style:font-name="Arial" fo:language="pt" fo:country="BR" officeooo:rsid="007291fa"/>
    </style:style>
    <style:style style:name="T6" style:family="text">
      <style:text-properties officeooo:rsid="004cf3ca"/>
    </style:style>
    <style:style style:name="T7" style:family="text">
      <style:text-properties officeooo:rsid="004e9365"/>
    </style:style>
    <style:style style:name="T8" style:family="text">
      <style:text-properties officeooo:rsid="00517e05"/>
    </style:style>
    <style:style style:name="T9" style:family="text">
      <style:text-properties officeooo:rsid="00518f6e"/>
    </style:style>
    <style:style style:name="T10" style:family="text">
      <style:text-properties officeooo:rsid="005bbb4d"/>
    </style:style>
    <style:style style:name="T11" style:family="text">
      <style:text-properties officeooo:rsid="005c8c85"/>
    </style:style>
    <style:style style:name="T12" style:family="text">
      <style:text-properties fo:font-style="italic" style:font-style-asian="italic" style:font-style-complex="italic"/>
    </style:style>
    <style:style style:name="T13" style:family="text">
      <style:text-properties fo:font-style="italic" officeooo:rsid="005c8c85" style:font-style-asian="italic" style:font-style-complex="italic"/>
    </style:style>
    <style:style style:name="T14" style:family="text">
      <style:text-properties fo:font-style="italic" officeooo:rsid="005f09b0"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5c8c85" style:font-style-asian="normal" style:font-style-complex="normal"/>
    </style:style>
    <style:style style:name="T17" style:family="text">
      <style:text-properties fo:font-style="normal" officeooo:rsid="005f09b0" style:font-style-asian="normal" style:font-style-complex="normal"/>
    </style:style>
    <style:style style:name="T18" style:family="text">
      <style:text-properties fo:font-style="normal" officeooo:rsid="00681cf6" style:font-style-asian="normal" style:font-style-complex="normal"/>
    </style:style>
    <style:style style:name="T19" style:family="text">
      <style:text-properties fo:font-style="normal" officeooo:rsid="0069a8d9" style:font-style-asian="normal" style:font-style-complex="normal"/>
    </style:style>
    <style:style style:name="T20" style:family="text">
      <style:text-properties fo:font-style="normal" officeooo:rsid="006b6357" style:font-style-asian="normal" style:font-style-complex="normal"/>
    </style:style>
    <style:style style:name="T21" style:family="text">
      <style:text-properties fo:font-style="normal" officeooo:rsid="00723388" style:font-style-asian="normal" style:font-style-complex="normal"/>
    </style:style>
    <style:style style:name="T22" style:family="text">
      <style:text-properties fo:font-style="normal" fo:font-weight="bold" officeooo:rsid="00681cf6" style:font-style-asian="normal" style:font-weight-asian="bold" style:font-style-complex="normal" style:font-weight-complex="bold"/>
    </style:style>
    <style:style style:name="T23" style:family="text">
      <style:text-properties fo:font-style="normal" fo:font-weight="bold" officeooo:rsid="0069a8d9" style:font-style-asian="normal" style:font-weight-asian="bold" style:font-style-complex="normal" style:font-weight-complex="bold"/>
    </style:style>
    <style:style style:name="T24" style:family="text">
      <style:text-properties officeooo:rsid="005e06cd"/>
    </style:style>
    <style:style style:name="T25" style:family="text">
      <style:text-properties officeooo:rsid="005f09b0"/>
    </style:style>
    <style:style style:name="T26" style:family="text">
      <style:text-properties officeooo:rsid="005f29cc"/>
    </style:style>
    <style:style style:name="T27" style:family="text">
      <style:text-properties officeooo:rsid="006053c5"/>
    </style:style>
    <style:style style:name="T28" style:family="text">
      <style:text-properties officeooo:rsid="0061dcf5"/>
    </style:style>
    <style:style style:name="T29" style:family="text">
      <style:text-properties officeooo:rsid="0063147c"/>
    </style:style>
    <style:style style:name="T30" style:family="text">
      <style:text-properties officeooo:rsid="00677d39"/>
    </style:style>
    <style:style style:name="T31" style:family="text">
      <style:text-properties officeooo:rsid="00681cf6"/>
    </style:style>
    <style:style style:name="T32" style:family="text">
      <style:text-properties officeooo:rsid="0069a8d9"/>
    </style:style>
    <style:style style:name="T33" style:family="text">
      <style:text-properties fo:font-weight="bold" style:font-weight-asian="bold" style:font-weight-complex="bold"/>
    </style:style>
    <style:style style:name="T34" style:family="text">
      <style:text-properties fo:font-weight="bold" officeooo:rsid="00681cf6" style:font-weight-asian="bold" style:font-weight-complex="bold"/>
    </style:style>
    <style:style style:name="T35" style:family="text">
      <style:text-properties fo:font-weight="bold" officeooo:rsid="00677d39" style:font-weight-asian="bold" style:font-weight-complex="bold"/>
    </style:style>
    <style:style style:name="T36" style:family="text">
      <style:text-properties officeooo:rsid="006b6357"/>
    </style:style>
    <style:style style:name="T37" style:family="text">
      <style:text-properties officeooo:rsid="006cd90d"/>
    </style:style>
    <style:style style:name="T38" style:family="text">
      <style:text-properties officeooo:rsid="006d5604"/>
    </style:style>
    <style:style style:name="T39" style:family="text">
      <style:text-properties officeooo:rsid="0072688d"/>
    </style:style>
    <style:style style:name="T40" style:family="text">
      <style:text-properties officeooo:rsid="007291fa"/>
    </style:style>
    <style:style style:name="T41" style:family="text">
      <style:text-properties officeooo:rsid="00753593"/>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bookmark-start text:name="__RefHeading___Toc74_2961738099"/>JEDIEL DA ROSA RIBEIRO<text:bookmark-end text:name="__RefHeading___Toc74_2961738099"/></text:p>
      <text:p text:style-name="P3"/>
      <text:p text:style-name="P3"/>
      <text:p text:style-name="P3"/>
      <text:p text:style-name="P3"/>
      <text:p text:style-name="P4"/>
      <text:p text:style-name="P5"/>
      <text:p text:style-name="P42">Família e psicose</text:p>
      <text:p text:style-name="P6"/>
      <text:p text:style-name="P6"/>
      <text:p text:style-name="P6"/>
      <text:p text:style-name="P6"/>
      <text:p text:style-name="P7"/>
      <text:p text:style-name="P8"/>
      <text:p text:style-name="P6"/>
      <text:p text:style-name="P9"/>
      <text:p text:style-name="P9"/>
      <text:p text:style-name="P9"/>
      <text:p text:style-name="P9"/>
      <text:p text:style-name="P11"><text:span text:style-name="T2">GASPAR</text:span>/SC<text:line-break/><text:span text:style-name="T3">NOVEMBRO </text:span><text:span text:style-name="T1">DE 2021</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3">Sumário</text:p>
          </text:index-title>
          <text:p text:style-name="P38"><text:a xlink:type="simple" xlink:href="#__RefHeading___Toc3765_3787482110" text:style-name="Index_20_Link" text:visited-style-name="Index_20_Link">1 Causas dos transtornos mentais<text:tab/>3</text:a></text:p>
          <text:p text:style-name="P39"><text:a xlink:type="simple" xlink:href="#__RefHeading___Toc3767_3787482110" text:style-name="Index_20_Link" text:visited-style-name="Index_20_Link">1.1 Estresses atuais<text:tab/>3</text:a></text:p>
          <text:p text:style-name="P39"><text:a xlink:type="simple" xlink:href="#__RefHeading___Toc3769_3787482110" text:style-name="Index_20_Link" text:visited-style-name="Index_20_Link">1.2 Predisposições<text:tab/>4</text:a></text:p>
          <text:p text:style-name="P39"><text:a xlink:type="simple" xlink:href="#__RefHeading___Toc3771_3787482110" text:style-name="Index_20_Link" text:visited-style-name="Index_20_Link">1.3 Pecado e responsabilidade<text:tab/>4</text:a></text:p>
          <text:p text:style-name="P39"><text:a xlink:type="simple" xlink:href="#__RefHeading___Toc3773_3787482110" text:style-name="Index_20_Link" text:visited-style-name="Index_20_Link">1.3.1 Diagrama<text:tab/>4</text:a></text:p>
          <text:p text:style-name="P39"><text:a xlink:type="simple" xlink:href="#__RefHeading___Toc3775_3787482110" text:style-name="Index_20_Link" text:visited-style-name="Index_20_Link">1.4 Suicídio<text:tab/>5</text:a></text:p>
          <text:p text:style-name="P38"><text:a xlink:type="simple" xlink:href="#__RefHeading___Toc3777_3787482110" text:style-name="Index_20_Link" text:visited-style-name="Index_20_Link">2 Efeitos dos transtornos mentais<text:tab/>6</text:a></text:p>
          <text:p text:style-name="P39"><text:a xlink:type="simple" xlink:href="#__RefHeading___Toc3779_3787482110" text:style-name="Index_20_Link" text:visited-style-name="Index_20_Link">2.1 Efeitos sobre os indivíduos<text:tab/>6</text:a></text:p>
          <text:p text:style-name="P40"><text:a xlink:type="simple" xlink:href="#__RefHeading___Toc824_3393874819" text:style-name="Index_20_Link" text:visited-style-name="Index_20_Link">2.1.1 Emoções.<text:tab/>7</text:a></text:p>
          <text:p text:style-name="P40"><text:a xlink:type="simple" xlink:href="#__RefHeading___Toc826_3393874819" text:style-name="Index_20_Link" text:visited-style-name="Index_20_Link">2.1.2 Sensações e pecepções<text:tab/>7</text:a></text:p>
          <text:p text:style-name="P40"><text:a xlink:type="simple" xlink:href="#__RefHeading___Toc828_3393874819" text:style-name="Index_20_Link" text:visited-style-name="Index_20_Link">2.1.3 Pensamentos.<text:tab/>7</text:a></text:p>
          <text:p text:style-name="P40"><text:a xlink:type="simple" xlink:href="#__RefHeading___Toc830_3393874819" text:style-name="Index_20_Link" text:visited-style-name="Index_20_Link">2.1.4 Comportamento<text:tab/>7</text:a></text:p>
          <text:p text:style-name="P39"><text:a xlink:type="simple" xlink:href="#__RefHeading___Toc3781_3787482110" text:style-name="Index_20_Link" text:visited-style-name="Index_20_Link">2.2 Efeitos sobre as famílias<text:tab/>8</text:a></text:p>
          <text:p text:style-name="P38"><text:a xlink:type="simple" xlink:href="#__RefHeading___Toc3783_3787482110" text:style-name="Index_20_Link" text:visited-style-name="Index_20_Link">3 Aconselhamento dos transtornos mentais<text:tab/>9</text:a></text:p>
          <text:p text:style-name="P39"><text:a xlink:type="simple" xlink:href="#__RefHeading___Toc832_3393874819" text:style-name="Index_20_Link" text:visited-style-name="Index_20_Link">3.1 Ajudando a família<text:tab/>9</text:a></text:p>
          <text:p text:style-name="P40"><text:a xlink:type="simple" xlink:href="#__RefHeading___Toc834_3393874819" text:style-name="Index_20_Link" text:visited-style-name="Index_20_Link">3.1.1 Apoio<text:tab/>10</text:a></text:p>
          <text:p text:style-name="P40"><text:a xlink:type="simple" xlink:href="#__RefHeading___Toc836_3393874819" text:style-name="Index_20_Link" text:visited-style-name="Index_20_Link"><text:span text:style-name="T15">3.</text:span></text:a><text:a xlink:type="simple" xlink:href="#__RefHeading___Toc836_3393874819" text:style-name="Index_20_Link" text:visited-style-name="Index_20_Link"><text:span text:style-name="T15">1.2 Educação</text:span></text:a><text:a xlink:type="simple" xlink:href="#__RefHeading___Toc836_3393874819" text:style-name="Index_20_Link" text:visited-style-name="Index_20_Link"><text:tab/>10</text:a></text:p>
          <text:p text:style-name="P40"><text:a xlink:type="simple" xlink:href="#__RefHeading___Toc838_3393874819" text:style-name="Index_20_Link" text:visited-style-name="Index_20_Link">3.1.3 Aconselhamento<text:tab/>11</text:a></text:p>
          <text:p text:style-name="P41"><text:a xlink:type="simple" xlink:href="#__RefHeading___Toc840_3393874819" text:style-name="Index_20_Link" text:visited-style-name="Index_20_Link">3.1.3.1 Aconselhamento e suicídio<text:tab/>11</text:a></text:p>
          <text:p text:style-name="P38"><text:a xlink:type="simple" xlink:href="#__RefHeading___Toc842_3393874819" text:style-name="Index_20_Link" text:visited-style-name="Index_20_Link">Como evitar os transtornos mentais<text:tab/>12</text:a></text:p>
          <text:p text:style-name="P38"><text:a xlink:type="simple" xlink:href="#__RefHeading___Toc3785_3787482110" text:style-name="Index_20_Link" text:visited-style-name="Index_20_Link">1 Definições:<text:tab/>15</text:a></text:p>
          <text:p text:style-name="P39"><text:a xlink:type="simple" xlink:href="#__RefHeading___Toc3787_3787482110" text:style-name="Index_20_Link" text:visited-style-name="Index_20_Link">1.1 Psicose:<text:tab/>15</text:a></text:p>
          <text:p text:style-name="P39"><text:a xlink:type="simple" xlink:href="#__RefHeading___Toc3789_3787482110" text:style-name="Index_20_Link" text:visited-style-name="Index_20_Link">1.2 Família:<text:tab/>15</text:a></text:p>
          <text:p text:style-name="P38"><text:a xlink:type="simple" xlink:href="#__RefHeading___Toc3791_3787482110" text:style-name="Index_20_Link" text:visited-style-name="Index_20_Link">Causas<text:tab/>15</text:a></text:p>
          <text:p text:style-name="P38"><text:a xlink:type="simple" xlink:href="#__RefHeading___Toc3793_3787482110" text:style-name="Index_20_Link" text:visited-style-name="Index_20_Link">Efeitos<text:tab/>16</text:a></text:p>
          <text:p text:style-name="P38"><text:a xlink:type="simple" xlink:href="#__RefHeading___Toc3795_3787482110" text:style-name="Index_20_Link" text:visited-style-name="Index_20_Link">Aconselhamento<text:tab/>16</text:a></text:p>
        </text:index-body>
      </text:table-of-content>
      <text:h text:style-name="P44" text:outline-level="1"/>
      <text:p text:style-name="P13"/>
      <text:list xml:id="list610442022" text:style-name="Outline">
        <text:list-item>
          <text:h text:style-name="P50" text:outline-level="1"><text:bookmark-start text:name="__RefHeading___Toc3765_3787482110"/>1<text:tab/>Causas dos transtornos mentais<text:bookmark-end text:name="__RefHeading___Toc3765_3787482110"/></text:h>
          <text:list>
            <text:list-item>
              <text:h text:style-name="Heading_20_2" text:outline-level="2"><text:bookmark-start text:name="__RefHeading___Toc3767_3787482110"/><text:span text:style-name="T10">1.</text:span><text:span text:style-name="T25">1</text:span><text:span text:style-name="T10"><text:tab/></text:span>Estresses atuais<text:bookmark-end text:name="__RefHeading___Toc3767_3787482110"/></text:h>
            </text:list-item>
          </text:list>
        </text:list-item>
      </text:list>
      <text:list xml:id="list1407178072" text:style-name="L1">
        <text:list-item>
          <text:p text:style-name="P59">Ritmo e complexidade da vida moderna</text:p>
        </text:list-item>
        <text:list-item>
          <text:p text:style-name="P59">Tecnlogogia e adaptação</text:p>
        </text:list-item>
        <text:list-item>
          <text:p text:style-name="P59">Acesso imediato à informações</text:p>
          <text:list>
            <text:list-item>
              <text:p text:style-name="P59">Tensões internacionais e problemas locais</text:p>
            </text:list-item>
          </text:list>
        </text:list-item>
      </text:list>
      <text:list xml:id="list1579434602" text:style-name="L2">
        <text:list-item>
          <text:p text:style-name="P60">Biológicos</text:p>
          <text:list>
            <text:list-item>
              <text:p text:style-name="P61">Drogas, Toxinas, poluentes, danos cerebrais, privações físicas, falta de nutrientes, sono insuficiente, cansaço excessívo (causando impaciência, depressão). </text:p>
            </text:list-item>
          </text:list>
        </text:list-item>
        <text:list-item>
          <text:p text:style-name="P62">Psicológicos</text:p>
          <text:list>
            <text:list-item>
              <text:p text:style-name="P63">Frustraçõçes pessoais, conflitos íntimos, os medos, os sentimentos de insegurança, valorização exacerbada do sucesso e realizações, dificuldade em enfrentar o fracasso, pressão de professores, patrões ou familiares.</text:p>
            </text:list-item>
          </text:list>
        </text:list-item>
        <text:list-item>
          <text:p text:style-name="P64">Social</text:p>
          <text:list>
            <text:list-item>
              <text:p text:style-name="P63">Instabilidade econômica, altas taxas de <text:span text:style-name="T6">desemprego ou desordem política, tensão e incerteza, calor, escuridão, aglomeração, barulho.</text:span></text:p>
            </text:list-item>
          </text:list>
        </text:list-item>
      </text:list>
      <text:p text:style-name="Text_20_body"/>
      <text:p text:style-name="P19"><text:tab/>Geralmente os transtornos mentais decorrem de uma combinação dos estresses que a pessoa está enfrentando no momento e de influências passadas que criam uma predisposição para o transtorno.</text:p>
      <text:p text:style-name="P15"/>
      <text:p text:style-name="P12">Indivíduos com reações distintas à situações semelhantes.</text:p>
      <text:list xml:id="list112830963873728" text:continue-list="list610442022" text:style-name="Outline">
        <text:list-item>
          <text:list>
            <text:list-item>
              <text:h text:style-name="Heading_20_2" text:outline-level="2"><text:bookmark-start text:name="__RefHeading___Toc3769_3787482110"/><text:soft-page-break/><text:span text:style-name="T25">1.2</text:span><text:span text:style-name="T10"><text:tab/></text:span>Predisposições<text:bookmark-end text:name="__RefHeading___Toc3769_3787482110"/></text:h>
            </text:list-item>
          </text:list>
        </text:list-item>
      </text:list>
      <text:list xml:id="list504652831" text:style-name="L3">
        <text:list-item>
          <text:p text:style-name="P65">Biológicas</text:p>
          <text:list>
            <text:list-item>
              <text:p text:style-name="P66">Hereditariedade, condição física anterior, anomalias congênitas, disfunções glandulares e outras influências físicas. Doenças genéticas e desequilíbrios neuroquímicos podem ser fatores agravantes da depressão.</text:p>
            </text:list-item>
          </text:list>
        </text:list-item>
        <text:list-item>
          <text:p text:style-name="P65">Psicológicas</text:p>
          <text:list>
            <text:list-item>
              <text:p text:style-name="P66">Os efeitos da desarmonia familiar a infânciam, perda de entes queridos, traumas passados, negligência ou abuso por parte dos pais, aprendizado de conceitos errados, rejeição anterior ou uma criação tão exigente e rígida que faz com que a pessoa se sinta um eterno fracasso.</text:p>
            </text:list-item>
          </text:list>
        </text:list-item>
        <text:list-item>
          <text:p text:style-name="P67">Sociológicas</text:p>
          <text:list>
            <text:list-item>
              <text:p text:style-name="P68">Classe social, o local de residência, o estado civil, o padrão socioeconômico, a filiação religiosa, o fato de pertencer a um grupo minoritário.</text:p>
            </text:list-item>
          </text:list>
        </text:list-item>
      </text:list>
      <text:list xml:id="list112830965185503" text:continue-list="list112830963873728" text:style-name="Outline">
        <text:list-item>
          <text:list>
            <text:list-item>
              <text:h text:style-name="Heading_20_2" text:outline-level="2"><text:bookmark-start text:name="__RefHeading___Toc3771_3787482110"/><text:span text:style-name="T25">1.3</text:span><text:tab/>Pecado e responsabilidade<text:bookmark-end text:name="__RefHeading___Toc3771_3787482110"/></text:h>
            </text:list-item>
          </text:list>
        </text:list-item>
      </text:list>
      <text:p text:style-name="P22"><text:tab/><text:span text:style-name="T11">O pecado deve ser visto sob dois ângulos: os pecados </text:span><text:span text:style-name="T13">intencionais</text:span><text:span text:style-name="T16">, e a </text:span><text:span text:style-name="T13">pecaminosidade inata</text:span><text:span text:style-name="T16">. Do mesmo modo, a responsabilidade tem duas possibilidades: ou ela pertence </text:span><text:span text:style-name="T13">ao próprio indivíduo</text:span><text:span text:style-name="T16"> ou pertense a </text:span><text:span text:style-name="T13">outra pessoa</text:span><text:span text:style-name="T16">.</text:span></text:p>
      <text:list xml:id="list112829317700445" text:continue-numbering="true" text:style-name="Outline">
        <text:list-item>
          <text:list>
            <text:list-item>
              <text:h text:style-name="P51" text:outline-level="2"><text:bookmark-start text:name="__RefHeading___Toc3773_3787482110"/><text:span text:style-name="T25">1.3.1</text:span><text:tab/>Diagrama<text:bookmark-end text:name="__RefHeading___Toc3773_3787482110"/></text:h>
            </text:list-item>
          </text:list>
        </text:list-item>
      </text:list>
      <table:table table:name="Table1" table:style-name="Table1">
        <table:table-column table:style-name="Table1.A" table:number-columns-repeated="3"/>
        <table:table-row table:style-name="TableLine94079978332832">
          <table:table-cell table:style-name="Table1.A1" office:value-type="string">
            <text:p text:style-name="Table_20_Contents"/>
          </table:table-cell>
          <table:table-cell table:style-name="Table1.B1" office:value-type="string">
            <text:p text:style-name="P36">O próprio</text:p>
          </table:table-cell>
          <table:table-cell table:style-name="Table1.C1" office:value-type="string">
            <text:p text:style-name="P36">Outros</text:p>
          </table:table-cell>
        </table:table-row>
        <table:table-row table:style-name="TableLine94079978290592">
          <table:table-cell table:style-name="Table1.A2" office:value-type="string">
            <text:p text:style-name="P37">Específico,</text:p>
            <text:p text:style-name="P37">deliberado e</text:p>
            <text:p text:style-name="P37">consciente</text:p>
          </table:table-cell>
          <table:table-cell table:style-name="Table1.A2" office:value-type="string">
            <text:p text:style-name="P36"/>
            <text:p text:style-name="P36">I</text:p>
          </table:table-cell>
          <table:table-cell table:style-name="Table1.C2" office:value-type="string">
            <text:p text:style-name="P36"/>
            <text:p text:style-name="P36">II</text:p>
          </table:table-cell>
        </table:table-row>
        <table:table-row table:style-name="TableLine94079978347696">
          <table:table-cell table:style-name="Table1.A2" office:value-type="string">
            <text:p text:style-name="P37">Natureza</text:p>
            <text:p text:style-name="P37">pecaminosa do ser</text:p>
            <text:p text:style-name="P37">humano</text:p>
          </table:table-cell>
          <table:table-cell table:style-name="Table1.A2" office:value-type="string">
            <text:p text:style-name="P36"/>
            <text:p text:style-name="P36">III</text:p>
          </table:table-cell>
          <table:table-cell table:style-name="Table1.C2" office:value-type="string">
            <text:p text:style-name="P36"/>
            <text:p text:style-name="P36">IV</text:p>
          </table:table-cell>
        </table:table-row>
      </table:table>
      <text:p text:style-name="P69"/>
      <text:list xml:id="list3933918976" text:style-name="L4">
        <text:list-item>
          <text:p text:style-name="P75">Quadrante I. A responsabilidade recai principalmente sobre o indivíduo;</text:p>
        </text:list-item>
        <text:list-item>
          <text:p text:style-name="P75"><text:soft-page-break/>Quadrante II. A responsabilidade recai sobre fatores externos. Por exemplo, uma pessoa com profundos sentimentos de inferioridade e baixa autoestima pode ter desenvolvido estas características por causa dos comentários ferinos e humilhantes de algum professor, pai ou cônjuge que vê defeito em tudo.</text:p>
        </text:list-item>
        <text:list-item>
          <text:p text:style-name="P75">Quadrante III. A responsabilidade recai sobre fatores como profundos temores, inseguranças, imaturidade, ignorância, traumas do passado, influências hereditárias, atitudes prejudiciais, ou outros aspectos da personalidade que decorrem do fato de vivermos num mundo decaído e completamente contaminado pelo pecado.</text:p>
        </text:list-item>
        <text:list-item>
          <text:p text:style-name="P75">Quadrante IV. A responsabilidade recai sobre as pessoas que causaram fatores como conflitos, estresse, pobreza, desigualdades, guerra, doenças, injustiça. Enquanto Cristo não voltar para estabelecer a justiça perfeita e acabar com o pecado, estas condições patológicas continuarão a criar perturbações sociaise transtornos mentais.</text:p>
        </text:list-item>
      </text:list>
      <text:list xml:id="list112831040703075" text:continue-list="list112829317700445" text:style-name="Outline">
        <text:list-item>
          <text:list>
            <text:list-item>
              <text:h text:style-name="Heading_20_2" text:outline-level="2"><text:bookmark-start text:name="__RefHeading___Toc3775_3787482110"/><text:span text:style-name="T32">1.</text:span>4<text:tab/>Suicídio<text:bookmark-end text:name="__RefHeading___Toc3775_3787482110"/></text:h>
            </text:list-item>
          </text:list>
        </text:list-item>
      </text:list>
      <text:p text:style-name="P20"><text:tab/><text:span text:style-name="T24">As pressões da vida podem aumentar de tal maneira, que alguns indivíduos decidem colocar um ponto final na própria existência. Seus atos suicidas raramente são repentinos, impulsivos ou aleatórios. </text:span><text:span text:style-name="T25">É provável que a maioria das pessoas que tenta, ou realmente conseguem cometer suicídio </text:span><text:span text:style-name="T14">não tenham</text:span><text:span text:style-name="T17"> transtorno mental. Por que, então, que algumas pessoas recorrem a isso?</text:span></text:p>
      <text:p text:style-name="P70">Fugir da solidão do desespero, de problemas com os pais, da depressão, de fracassos escolares ou profissionais, de dificuldades financeiras ou conflitos com outras pessoas</text:p>
      <text:list xml:id="list1416154731" text:style-name="L5">
        <text:list-item>
          <text:p text:style-name="P72">Castigar os sobreviventes, de dificuldades financeiras ou conflitos com outras pessoas</text:p>
        </text:list-item>
        <text:list-item>
          <text:p text:style-name="P72">Atrais atenção</text:p>
        </text:list-item>
        <text:list-item>
          <text:p text:style-name="P72">Manipular os outros (geralmente isso se consegue melhor com a ameaça de suicídio)</text:p>
        </text:list-item>
        <text:list-item>
          <text:p text:style-name="P72"><text:soft-page-break/>Juntar-se a um ente querido que já morreu</text:p>
        </text:list-item>
        <text:list-item>
          <text:p text:style-name="P72">Evitar algum castigo</text:p>
        </text:list-item>
        <text:list-item>
          <text:p text:style-name="P72">Punir-se por algo que trouxe sentimento de culpa</text:p>
        </text:list-item>
        <text:list-item>
          <text:p text:style-name="P72">Não ser um peso para os outros</text:p>
        </text:list-item>
        <text:list-item>
          <text:p text:style-name="P72">Evitar o sofrimento e outros efeitos de alguma doença terrível</text:p>
        </text:list-item>
        <text:list-item>
          <text:p text:style-name="P72">Desejo de se tornar um mártir.</text:p>
        </text:list-item>
      </text:list>
      <text:p text:style-name="P71">Nos momentos de crise, nosso raciocínio pode ser distorcido por fatores como ansiedade, desespero e mecanismos de defesa desajustados. Até mesmo os suicídios fortuitos, do tipo roleta russa, não são lógicos, embora possamos até entender o raciocínio da vítima</text:p>
      <text:p text:style-name="P23"><text:span text:style-name="T15"><text:tab/>Este tipo de suicídio levanta uma questão importante, a da percepção. </text:span><text:span text:style-name="T12">Não podemos entender as razões que levam uma pessoa a se comportar de determinada maneira enquanto não tentamos ver o mundo a partir do seu ponto de vista</text:span><text:span text:style-name="T15">.</text:span></text:p>
      <text:list xml:id="list112829817362652" text:continue-list="list112831040703075" text:style-name="Outline">
        <text:list-item>
          <text:h text:style-name="P45" text:outline-level="1"><text:bookmark-start text:name="__RefHeading___Toc3777_3787482110"/>2<text:tab/>Efeitos dos transtornos mentais<text:bookmark-end text:name="__RefHeading___Toc3777_3787482110"/></text:h>
        </text:list-item>
      </text:list>
      <text:p text:style-name="P18"><text:tab/><text:span text:style-name="T25">Embora os efeitos dos transtornos mentais possam ser medidos em termos de gastos, número de casos, e outras estatísticas, </text:span><text:span text:style-name="T14">para o conselheiro</text:span><text:span text:style-name="T25"> o que interessa é o modo como os indivídos são afetados ecomo suas famílias sofrem ou se esforçam para seguir em frente.</text:span></text:p>
      <text:list xml:id="list112830671952623" text:continue-numbering="true" text:style-name="Outline">
        <text:list-item>
          <text:list>
            <text:list-item>
              <text:h text:style-name="P52" text:outline-level="2"><text:bookmark-start text:name="__RefHeading___Toc3779_3787482110"/><text:span text:style-name="T36">2.1</text:span><text:span text:style-name="T27"><text:tab/>Efeitos sobre os indivíduos</text:span><text:bookmark-end text:name="__RefHeading___Toc3779_3787482110"/></text:h>
            </text:list-item>
          </text:list>
        </text:list-item>
      </text:list>
      <text:list xml:id="list3585080824" text:style-name="L6">
        <text:list-item>
          <text:p text:style-name="P76">Entrando e saindo da realidade</text:p>
        </text:list-item>
        <text:list-item>
          <text:p text:style-name="P76">Sinais para o conselheiro</text:p>
        </text:list-item>
      </text:list>
      <text:p text:style-name="P26"><text:tab/><text:tab/>De vez em quando, ela fica violenta, agressiva e é um perigo para si mesma; mas em outros momentos ela está lúcida, consciente e é capaz de manter uma conversa inteligente. Frumkin passou a maior parte da vida adulta entrando e saindo de instituições psiquiátricas, da mesma forma que entra e sai da realidade. <text:soft-page-break/>Sua história foi contada num livro premiado, escrito por uma jornalista sensível que procurou retratar os efeitos dos transtornos mentais</text:p>
      <text:p text:style-name="P24">Emoções, sensações, percepções, pensamento e comportamento são os principais fatores que os concelheiros sem formação em medicina geralmente podem perceber.</text:p>
      <text:list xml:id="list112831057117271" text:continue-list="list112830671952623" text:style-name="Outline">
        <text:list-item>
          <text:list>
            <text:list-item>
              <text:list>
                <text:list-item>
                  <text:h text:style-name="Heading_20_3" text:outline-level="3"><text:bookmark-start text:name="__RefHeading___Toc824_3393874819"/><text:span text:style-name="T36">2</text:span><text:span text:style-name="T32">.</text:span><text:span text:style-name="T36">1.1</text:span><text:span text:style-name="T32"><text:tab/></text:span>Emoções.<text:bookmark-end text:name="__RefHeading___Toc824_3393874819"/></text:h>
                </text:list-item>
              </text:list>
            </text:list-item>
          </text:list>
        </text:list-item>
      </text:list>
      <text:p text:style-name="Text_20_body"><text:tab/>As características dos transtornos mentais são intensa ansiedade, depressão, raiva, culpa, e outras emoções dolorosas.</text:p>
      <text:list xml:id="list112829784003122" text:continue-numbering="true" text:style-name="Outline">
        <text:list-item>
          <text:list>
            <text:list-item>
              <text:list>
                <text:list-item>
                  <text:h text:style-name="Heading_20_3" text:outline-level="3"><text:bookmark-start text:name="__RefHeading___Toc826_3393874819"/><text:span text:style-name="T36">2.1.2<text:tab/></text:span>Sensações e pecepções<text:bookmark-end text:name="__RefHeading___Toc826_3393874819"/></text:h>
                </text:list-item>
              </text:list>
            </text:list-item>
          </text:list>
        </text:list-item>
      </text:list>
      <text:p text:style-name="P25">É difícil desempenhar adequadadamente nossas funções quando não conseguimos receber e reagir adequadamente aos estímulos que recebemos do ambiente. <text:span text:style-name="T12">Sensibilidade exagerada</text:span>. Audição apurada, cores parecem mais vivas, e em alguns casos, a pessoa não consegue relaxar ou se concentrar porque ela fica desnorteada com o monte de dados que parecem bombardear seus sentidos. <text:span text:style-name="T12">Sensibilidade embotada</text:span><text:span text:style-name="T15">. Dificuldade de discernir e sintetizar sensações. </text:span><text:span text:style-name="T12">Sensibilidade distorcida</text:span><text:span text:style-name="T15">. Os estímulos são interpretados de forma errada, tendo assim, uma percepção distorcida do mundo</text:span></text:p>
      <text:list xml:id="list112830464861196" text:continue-numbering="true" text:style-name="Outline">
        <text:list-item>
          <text:list>
            <text:list-item>
              <text:list>
                <text:list-item>
                  <text:h text:style-name="Heading_20_3" text:outline-level="3"><text:bookmark-start text:name="__RefHeading___Toc828_3393874819"/><text:span text:style-name="T36">2.1.3<text:tab/></text:span>Pensamentos.<text:bookmark-end text:name="__RefHeading___Toc828_3393874819"/></text:h>
                </text:list-item>
              </text:list>
            </text:list-item>
          </text:list>
        </text:list-item>
      </text:list>
      <text:p text:style-name="P25"><text:span text:style-name="T15">Alterações no pensamento são os indicadores mais óbvios da existência de transtorno psíquico. </text:span><text:span text:style-name="T12">Falha no conteúdo do pensamento</text:span><text:span text:style-name="T15">. A pessoa não consegue raciocinar de forma clara, lógica ou coerente.</text:span></text:p>
      <text:list xml:id="list112829447073075" text:continue-numbering="true" text:style-name="Outline">
        <text:list-item>
          <text:list>
            <text:list-item>
              <text:list>
                <text:list-item>
                  <text:h text:style-name="Heading_20_3" text:outline-level="3"><text:bookmark-start text:name="__RefHeading___Toc830_3393874819"/><text:span text:style-name="T36">2.1.4<text:tab/></text:span>Comportamento<text:bookmark-end text:name="__RefHeading___Toc830_3393874819"/></text:h>
                </text:list-item>
              </text:list>
            </text:list-item>
          </text:list>
        </text:list-item>
      </text:list>
      <text:p text:style-name="P27"><text:span text:style-name="T15">Não é de estranhar que uma pessoa com problemas nas sensações, percepções, emoções e raciocínio acabe se comportando de forma estranha ou socialmente impŕopria. Isto é tão comum que os transtornos mentais muitas vezes são chamados de transtornos comportamentais. Os atos ritualísicos compulsivos, a hiperatividade, o retraimento, o infantilismo, a falta de controle, o fanatismo político ou religioso e </text:span><text:soft-page-break/><text:span text:style-name="T15">outros comportamentos anormais podem ser indícios de que há alguma coisa errada.</text:span></text:p>
      <text:list xml:id="list112829969434094" text:continue-numbering="true" text:style-name="Outline">
        <text:list-item>
          <text:list>
            <text:list-item>
              <text:h text:style-name="P53" text:outline-level="2"><text:bookmark-start text:name="__RefHeading___Toc3781_3787482110"/>2.<text:span text:style-name="T36">2</text:span><text:tab/>Efeitos sobre as famílias<text:bookmark-end text:name="__RefHeading___Toc3781_3787482110"/></text:h>
            </text:list-item>
          </text:list>
        </text:list-item>
      </text:list>
      <text:list xml:id="list3960912225" text:style-name="L7">
        <text:list-item>
          <text:p text:style-name="P77">Sobrecarga</text:p>
        </text:list-item>
        <text:list-item>
          <text:p text:style-name="P77">Apoio aos familiares</text:p>
        </text:list-item>
        <text:list-item>
          <text:p text:style-name="P77">A reação da família</text:p>
        </text:list-item>
        <text:list-item>
          <text:p text:style-name="P57"><text:span text:style-name="T29">Existem pelo menos três fases </text:span><text:span text:style-name="T30">pelas quais a família normalmente passa</text:span><text:span text:style-name="T29">:</text:span></text:p>
          <text:list>
            <text:list-item>
              <text:p text:style-name="P78">Aceitação</text:p>
            </text:list-item>
            <text:list-item>
              <text:p text:style-name="P78">Distanciamento</text:p>
            </text:list-item>
            <text:list-item>
              <text:p text:style-name="P78">Imposição de Limites</text:p>
            </text:list-item>
          </text:list>
        </text:list-item>
        <text:list-item>
          <text:p text:style-name="P77">Os transtornos afetam todo um sistema</text:p>
        </text:list-item>
      </text:list>
      <text:p text:style-name="P28"><text:tab/><text:tab/><text:span text:style-name="T28">Os parentes se sentem sobrecarregados pelo fato do indivíduo deprimido estar sempre aflito, cansado, sem ânimo e sem vontade de participar das atividades sociais. </text:span></text:p>
      <text:p text:style-name="P28"><text:tab/><text:span text:style-name="T28">Ao contrário dos pacientes psiquiátricos, que normalmente recebem a assistência profissional de um terapeuta, as famílias </text:span><text:span text:style-name="T29">em geral têm que enfrentar sozinhas a incerteza, a perplexidade, o estigma social, as dificuldades financeiras, a culpa as novas responsabilidades familiares e as tensões que podem surgir quando um dos membros apresenta transtorno mental.</text:span></text:p>
      <text:p text:style-name="P28"><text:tab/><text:span text:style-name="T29">Inicialmente a reação da família é quase sempre a mesma de ignorar ou atenuar o comportamento estranho do indivíduo perturbado. Depois, o choque de constatação, quando acontece alguma coisa esquisita ou grave demais para ser ignorada. Em seguida, vem um período de isolamento e reavaliação, em que a família tem esperança de que as coisas vão se ajeitar sozinhas. Quando o paciente não se recupera, a família tenta juntar o que restou e procura se adaptar à vida com um parente mentalmente perturbado.</text:span></text:p>
      <text:p text:style-name="P28"><text:soft-page-break/><text:s/><text:tab/><text:span text:style-name="T29">Como os transtornos mentais afetam tantas pessoas, a tarefa do conselheiro raramente se limita apenas aos pacientes. Em certos casos, o aconselhamento precisa se estender às famílias e outras pessoas afetadas.</text:span></text:p>
      <text:list xml:id="list112831090997493" text:continue-list="list112829969434094" text:style-name="Outline">
        <text:list-item>
          <text:h text:style-name="P46" text:outline-level="1"><text:bookmark-start text:name="__RefHeading___Toc3783_3787482110"/>3<text:tab/>Aconselhamento dos transtornos mentais<text:bookmark-end text:name="__RefHeading___Toc3783_3787482110"/></text:h>
        </text:list-item>
      </text:list>
      <text:p text:style-name="P29"><text:tab/><text:span text:style-name="T30">O </text:span><text:span text:style-name="T35">trabalho em equipe</text:span><text:span text:style-name="T30"> é fundamental para iniciar o tratamento. Geralmente, o processo começa com uma minuciosa avaliação física e psicológica. O encaminhamento para o tratamento médico tradicional é uma opção válida, mesmo no aconselhamento.</text:span></text:p>
      <text:p text:style-name="P29"><text:tab/><text:span text:style-name="T31">Há muitos anos, pacientes psiquiátricos </text:span><text:span text:style-name="T34">eram tratados com cueldade</text:span><text:span text:style-name="T31">. Religiosos e leigos acreditavam que os castigos físicos podiam expulsar os demônios que estariam causando a doença.</text:span></text:p>
      <text:p text:style-name="P29"><text:tab/><text:span text:style-name="T31">O primeiro tratamento psiquiátrico que os americanos usavam, era o “</text:span><text:span text:style-name="T34">tratamento moral</text:span><text:span text:style-name="T31">” – uma terapia caracterizada por bondade, respeito, paciência e relacionamentos significativos. O terapeuta tratava os pacientes como se eles fossem mentalmente sãos.</text:span></text:p>
      <text:p text:style-name="P29"><text:tab/><text:span text:style-name="T31">Por causa da evolução das técnicas de tratamento, hoje em dia a maioria dos transtornos mentais são tratados por terapeutas profissionais, mas os princípios do tratamento moral ainda são muito úteis. </text:span><text:span text:style-name="T34">A comunidade, e principalmente a igreja, podem dar o apoio</text:span><text:span text:style-name="T31">, o carinho, a aceitação, a atenção e o contato com a realidade que profissionais muito ocupados geralmente não podem proporcionar, por falta de tempo.</text:span></text:p>
      <text:list xml:id="list112829956141173" text:continue-numbering="true" text:style-name="Outline">
        <text:list-item>
          <text:list>
            <text:list-item>
              <text:h text:style-name="P54" text:outline-level="2"><text:bookmark-start text:name="__RefHeading___Toc832_3393874819"/>3.1<text:tab/>Ajudando a família<text:bookmark-end text:name="__RefHeading___Toc832_3393874819"/></text:h>
            </text:list-item>
          </text:list>
        </text:list-item>
      </text:list>
      <text:p text:style-name="P30"><text:tab/>A vida pode ser muito difícil para quem tem que conviver com uma pessoa que sofre de depressão profunda, tem tendências suicidas, costuma ter acessos violentos ou sofre se sérios problemas mentais. Geralmente <text:span text:style-name="T33">são os familiares que tomam conta do doente</text:span>, mas <text:span text:style-name="T33">isso consome tempo</text:span>, energia, resistência emocional e, em alguns casos, acaba com a poupança da família. </text:p>
      <text:list xml:id="list112830313961986" text:continue-numbering="true" text:style-name="Outline">
        <text:list-item>
          <text:list>
            <text:list-item>
              <text:list>
                <text:list-item>
                  <text:h text:style-name="P55" text:outline-level="3"><text:bookmark-start text:name="__RefHeading___Toc834_3393874819"/><text:soft-page-break/>3.1.1 <text:span text:style-name="T31">Apoio</text:span><text:bookmark-end text:name="__RefHeading___Toc834_3393874819"/></text:h>
                </text:list-item>
              </text:list>
            </text:list-item>
          </text:list>
        </text:list-item>
      </text:list>
      <text:p text:style-name="Text_20_body"><text:span text:style-name="T18"><text:tab/>Existem vários </text:span><text:span text:style-name="T22">grupos de apoio</text:span><text:span text:style-name="T18"> que dão orientação e ânimo aos familiares dos pacientes. Entre estes grupos, compostos geralmente de pessoas que enfrentam a mesma situação.</text:span></text:p>
      <text:p text:style-name="P17"><text:span text:style-name="T18"><text:tab/>Esses grupos </text:span><text:span text:style-name="T19">de amparo e apoio familiar </text:span><text:span text:style-name="T23">permitem que os parentes entrem em contato com outras pessoas</text:span><text:span text:style-name="T19"> que sabem muito bem como é difícil conviver com alguém que tem graves transtornos mentais. Esses grupos podem ajudar a família toda a lidar com a revolta e sentimentos de culpa. Além de, ensinar a controlar e conviver com parentes que apresentam problemas tais como atitudes e comportamentos excêntricos. Por mais que seja possível o tratamento dos transtornos mentais usando medicamentos, essas drogas precisam ser administradas por familiares que se sentem inseguros para assumir esta responsabilidade.</text:span></text:p>
      <text:list xml:id="list112830052758795" text:continue-numbering="true" text:style-name="Outline">
        <text:list-item>
          <text:list>
            <text:list-item>
              <text:list>
                <text:list-item>
                  <text:h text:style-name="Heading_20_3" text:outline-level="3"><text:bookmark-start text:name="__RefHeading___Toc836_3393874819"/><text:span text:style-name="T19">3.</text:span><text:span text:style-name="T15">1.2 Educação</text:span><text:bookmark-end text:name="__RefHeading___Toc836_3393874819"/></text:h>
                </text:list-item>
              </text:list>
            </text:list-item>
          </text:list>
        </text:list-item>
      </text:list>
      <text:p text:style-name="Text_20_body"><text:span text:style-name="T15"><text:tab/></text:span><text:span text:style-name="T19">Muita gente não sabe nada sobre psicopatologias, até o momento em que algum familiar manifesta sintomas de transtorno mental. Portanto, a educação assume um papel muito importante. Os membros da família precisam entender a natureza e o tratamento do transtorno mental, assim como precisam aprender a lider com o doente, prestar-lhe assistência, e impedir que suas próprias vidas sejam anuladas pelo familiar perturbado.</text:span></text:p>
      <text:p text:style-name="Text_20_body"><text:span text:style-name="T19"><text:tab/>Envolvimento </text:span><text:span text:style-name="T20">nas atividades da igreja, sair com amigos, trabalhar um emprego gratificante, procurar alcançar algum objetivo de natureza educacional ou em outra área qualquer, começar a praticar exercícios, almoçar fora, de vez em quandom, ou tirar umas miniférias podem ser uma verdadeira terapia para a família do doente.</text:span></text:p>
      <text:p text:style-name="Text_20_body"><text:span text:style-name="T20"><text:tab/>É extremamente difícil para a família quando o doente precisa de cuidados constantes, quando o familiar se sente culpado por sair um pouco, quando o doente estimula esta culpa ou quando a família não conhece ninguém que possa cuidar do </text:span><text:soft-page-break/><text:span text:style-name="T20">doente na sua ausência. Mais uma vez, a igreja pode prestar auxílio prático e o conselheiro pode encorajar este envolvimento.</text:span></text:p>
      <text:list xml:id="list112831068030766" text:continue-numbering="true" text:style-name="Outline">
        <text:list-item>
          <text:list>
            <text:list-item>
              <text:list>
                <text:list-item>
                  <text:h text:style-name="P56" text:outline-level="3"><text:bookmark-start text:name="__RefHeading___Toc838_3393874819"/>3.1.3 Aconselhamento<text:bookmark-end text:name="__RefHeading___Toc838_3393874819"/></text:h>
                </text:list-item>
              </text:list>
            </text:list-item>
          </text:list>
        </text:list-item>
      </text:list>
      <text:p text:style-name="P31"><text:tab/><text:span text:style-name="T37">Apoio e ensino não são o bastante para ajudar a família. A ajuda mais especializada por ser necessária. Para lidar com sensação de inutilidade, culpa, preocupações e insegurança. A pressão é esmagadora, os familiares do doente podem começar a apresentar sintomas de perturbação emocional e são críticos agressivos ou impacientes.</text:span></text:p>
      <text:p text:style-name="P31"><text:tab/><text:span text:style-name="T37">O aconselhamento familiar pode diminuir a tensão, renovar o ânimo, tornar as pessoas mais tolerantes, permitir que as emoções sejam postas para fora, tratar dos conflitos domésticos e ensinar os membros da família a cuidar corretamente do doente.</text:span></text:p>
      <text:p text:style-name="P31"><text:tab/><text:span text:style-name="T37">Durante os encontros, as famílias têm oportunidade de identificar seus pontos fortes, fazer perguntas, conhecer os recursos da comunidade, esclarecer seus objetivos, reconhecer suas limitações e aprender formas práticas de dar uma parada de vez em quando, sem se sentirem culpadas e sem negligenciarem suas responsabilidades para com o doente.</text:span></text:p>
      <text:list xml:id="list112829051112785" text:continue-numbering="true" text:style-name="Outline">
        <text:list-item>
          <text:list>
            <text:list-item>
              <text:list>
                <text:list-item>
                  <text:list>
                    <text:list-item>
                      <text:h text:style-name="Heading_20_4" text:outline-level="4"><text:bookmark-start text:name="__RefHeading___Toc840_3393874819"/><text:span text:style-name="T37">3.1.3.1<text:tab/></text:span>Aconselhamento e suicídio<text:bookmark-end text:name="__RefHeading___Toc840_3393874819"/></text:h>
                    </text:list-item>
                  </text:list>
                </text:list-item>
              </text:list>
            </text:list-item>
          </text:list>
        </text:list-item>
      </text:list>
      <text:p text:style-name="Text_20_body"><text:tab/><text:span text:style-name="T37">O número de suicídios tem crescido de maneira assustadora. Não apenas entre todas as faixas etárias, mas também, e mais alarmante, entre cristãos, inclusive os evangélicos.</text:span></text:p>
      <text:p text:style-name="Text_20_body"><text:tab/><text:span text:style-name="T37">Pessoas dominadas pelo desespero, muitas não veem nenhum outro meio se não livrare</text:span><text:span text:style-name="T38">rem de seus problemas. O suicídio pode parecer a melhor forma de escapar de uma situação de intenso sofrimento, e algumas pessoas ficam tão aliviadas quando optam por esta solução que conseguem disfarçar seus planos com sorrisos e alegria fingida.</text:span></text:p>
      <text:p text:style-name="P32">O que levou a este ponto de crise?</text:p>
      <text:p text:style-name="P32">Já teve crises semelhantes no passado?</text:p>
      <text:p text:style-name="P32"><text:soft-page-break/>Desmistificar as ideias românticas sobre a morte.</text:p>
      <text:p text:style-name="P32">Uma solução permanente para um problema que pode ser temporário.</text:p>
      <text:p text:style-name="P32"><text:tab/>A atenção e o interesse do conselheiro ajudam a neutralizar a ideia de suicídio, pelo menos temporariamente, mas se necessário, procure entrar em contato com ó médico da família, um parente próximo ou um centro de prevenção de suicídios, ou um outro conselheiro especializado.</text:p>
      <text:p text:style-name="P32"><text:tab/>Mas o que fazer se a pessoa acabar se matando mesmo?</text:p>
      <text:p text:style-name="P32">A melhor maneira de tratar da dor de um suicídio é com sinceridade e compaixão, sem tentar fingir que o sofrimento dos que ficaram não é nada.</text:p>
      <text:list xml:id="list112830383908263" text:continue-numbering="true" text:style-name="Outline">
        <text:list-item>
          <text:h text:style-name="P47" text:outline-level="1"><text:bookmark-start text:name="__RefHeading___Toc842_3393874819"/><text:span text:style-name="T39">4<text:tab/></text:span>Como evitar os transtornos mentais<text:bookmark-end text:name="__RefHeading___Toc842_3393874819"/></text:h>
        </text:list-item>
      </text:list>
      <text:p text:style-name="P33">O trabalho de prevenção geralmente se concentra em aspectos como</text:p>
      <text:list xml:id="list1337945535" text:style-name="L8">
        <text:list-item>
          <text:p text:style-name="P80">Proporcionar tratamento físico</text:p>
        </text:list-item>
        <text:list-item>
          <text:p text:style-name="P80">Esclarecer a população</text:p>
        </text:list-item>
        <text:list-item>
          <text:p text:style-name="P80">Ajudar as pessoas da comunidade a identificar possíveis problemas</text:p>
        </text:list-item>
        <text:list-item>
          <text:p text:style-name="P80">Dar apoio e orientação especiais a grupos de alto risco, tais como adultos com pais alcoólatras e filhos de lares desfeitos. No mundo inteiro, existem linhas diretas, grupos de apoio e centros de prevenção de seuicídios, mas a eficácia destes serviços ainda é incerta. <text:span text:style-name="T12">É difícil motivar as pessoas para que se envolvam na luta contra um problema que ainda não surgiu, e os efeitos da prevenção são quase impossíveis de medir</text:span><text:span text:style-name="T15">.</text:span></text:p>
        </text:list-item>
      </text:list>
      <text:p text:style-name="P73">Os elementos chaves dos transtornos mentais não são bactérias, vírus ou outros agentes patogênicos orgânicos, mas sim um alto nível de estresse, seja na vida atual ou no passado do indivíduo, que podem ser gerados por muitos fatores, entre os quais poderíamos citar:</text:p>
      <text:list xml:id="list2762004636" text:style-name="L9">
        <text:list-item>
          <text:p text:style-name="P74">Graves problemas conjugais</text:p>
        </text:list-item>
        <text:list-item>
          <text:p text:style-name="P79"><text:span text:style-name="T15">Desemprego involuntário</text:span><text:span text:style-name="T21">0</text:span></text:p>
        </text:list-item>
        <text:list-item>
          <text:p text:style-name="P74">Confusão sexual e culpa</text:p>
        </text:list-item>
        <text:list-item>
          <text:p text:style-name="P74"><text:soft-page-break/>Histórico de negligência, abusos físicos, exploração sexual e falta de afeição durante a infância.</text:p>
          <text:list>
            <text:list-item>
              <text:p text:style-name="P74">Para reduzir a incidênbcia de transtornos mentais através da prevenção, é necessário reduzir problemas em três áreas </text:p>
            </text:list-item>
          </text:list>
        </text:list-item>
      </text:list>
      <text:p text:style-name="P35">Ciclo vital</text:p>
      <text:p text:style-name="P21"/>
      <text:p text:style-name="P21">A psicose como uma possibilidade de um sintoma que paralisa a família em um determinado tempo. Isso faz com que todos os papeis dos familiares sejam afetados.</text:p>
      <text:p text:style-name="P21"/>
      <text:p text:style-name="P14"/>
      <text:p text:style-name="P16"/>
      <text:p text:style-name="P16"/>
      <text:p text:style-name="P16"/>
      <text:h text:style-name="P48" text:outline-level="1"/>
      <text:list xml:id="list112830384579329" text:continue-list="list112830383908263" text:style-name="Outline">
        <text:list-item>
          <text:h text:style-name="P49" text:outline-level="1"><text:bookmark-start text:name="__RefHeading___Toc3785_3787482110"/><text:span text:style-name="T29">1<text:tab/></text:span>Definições:<text:bookmark-end text:name="__RefHeading___Toc3785_3787482110"/></text:h>
          <text:list>
            <text:list-item>
              <text:h text:style-name="Heading_20_2" text:outline-level="2"><text:bookmark-start text:name="__RefHeading___Toc3787_3787482110"/><text:span text:style-name="T29">1.1<text:tab/></text:span>Psicose:<text:bookmark-end text:name="__RefHeading___Toc3787_3787482110"/></text:h>
            </text:list-item>
          </text:list>
        </text:list-item>
      </text:list>
      <text:p text:style-name="Text_20_body"><text:tab/><text:span text:style-name="T7">Consequência de inúmeros dodóis distintos, </text:span><text:span text:style-name="T41">normalmente associados ao cérebro, neurotransmissores e receptores, assim como o ambiente e o estresse</text:span><text:span text:style-name="T7">.</text:span></text:p>
      <text:list xml:id="list112830079434653" text:continue-numbering="true" text:style-name="Outline">
        <text:list-item>
          <text:list>
            <text:list-item>
              <text:h text:style-name="Heading_20_2" text:outline-level="2"><text:bookmark-start text:name="__RefHeading___Toc3789_3787482110"/><text:span text:style-name="T29">1.2<text:tab/></text:span>Família:<text:bookmark-end text:name="__RefHeading___Toc3789_3787482110"/></text:h>
            </text:list-item>
          </text:list>
        </text:list-item>
      </text:list>
      <text:p text:style-name="Text_20_body"><text:tab/><text:span text:style-name="T7">Gente vivendo debaixo do mesmo teto voluntariamente, ou não.</text:span></text:p>
      <text:list xml:id="list112830026923920" text:continue-numbering="true" text:style-name="Outline">
        <text:list-item>
          <text:h text:style-name="Heading_20_1" text:outline-level="1"><text:bookmark-start text:name="__RefHeading___Toc3791_3787482110"/>Causas<text:bookmark-end text:name="__RefHeading___Toc3791_3787482110"/></text:h>
        </text:list-item>
      </text:list>
      <text:p text:style-name="P17"><text:tab/><text:span text:style-name="T7">Os crescentes estresses atuais não vem diminuindo ao longo dos anos, mas tem cada vez mais aumentado, e com uma velocidade cada vez maior (exponencial). Os avanços tecnológicos, não são mais coisas que podemos acompanhar na última </text:span><text:span text:style-name="T4">edição</text:span><text:span text:style-name="T7"> do jornal </text:span><text:span text:style-name="T8">diário</text:span><text:span text:style-name="T7">, mas em questão de horas, minutos ou até segundos, temos não apenas novas tecnologias entrando e saindo por todos os lados, mas também temos um número ainda mais assustador de ferramentas e informações nessas tecnologias. </text:span><text:span text:style-name="T9">Hoje, podemos ficar sabendo, em questão de minutos sobre notícias do mundo inteiro, desde as tensões locais, até as guerras em países distantes.</text:span><text:span text:style-name="T7"> </text:span><text:span text:style-name="T8">Fica cada vez mais difícil para a população </text:span><text:span text:style-name="T9">lidar e, </text:span><text:span text:style-name="T8">se adaptar à essas novas mudanças, isso se já não for </text:span><text:span text:style-name="T9">algo </text:span><text:span text:style-name="T8">físicamente impossível.</text:span></text:p>
      <text:p text:style-name="P17"><text:tab/><text:span text:style-name="T26">Toda essa velocidade e complexidade tem aumentado os níveis de estresse no mundo todo. Consequentemente, as pessoas estão sendo afetadas por esse acúmulo de estresse. Assim, o desenvolvimento de transtornos mentais, biológicos, psicológicos, e sociais tem crescido junto com o estresse no mundo de hoje. Essa, é uma realidade muito triste, pois além de ser algo praticamente incontrolável pelo próprio indivíduo, a solução mais rápida para o problema, seria exames cuidadosamente aplicados para poder diagnosticar e tratar as causas biológias (se houver alguma). Além de, através da terapia, em muitos casos os indivíduos conseguirem resolver seus problemas e se recuperarem de seus transtornos.</text:span></text:p>
      <text:p text:style-name="P17"><text:soft-page-break/><text:tab/><text:span text:style-name="T26">No livro de Gary Collins, O aconselhamento cristão no século 21. O ponto enfatizado por ele no capítulo sobre Transtornos mentais, é de que, tanto o indivíduo acometido pelo transtorno mental, quanto a família e a igreja não têm instrução suficiente para lidar com esse tipo de situação. O indivíduo se sente sozinho, a família confusa, e a igreja, as vezes não percebe nada do que está acontecendo de maneira ampla. O conselheiro, tendo a visão ampla do problema, tanto espiritual quanto física, deve utilizar-se dos métodos à sua disposição para envolver a família e a igreja na recuperação de indivíduos com transtornos mentais. Tarefa extremamente difícil, e desafiadora, pois relações familiares são complicadas suficiente, adicione a igreja, que é uma mega-família. As dificuldades tão enormes, mas é possível tocar em famílias.</text:span></text:p>
      <text:list xml:id="list112829963118714" text:continue-numbering="true" text:style-name="Outline">
        <text:list-item>
          <text:h text:style-name="Heading_20_1" text:outline-level="1"><text:bookmark-start text:name="__RefHeading___Toc3793_3787482110"/>Efeitos <text:bookmark-end text:name="__RefHeading___Toc3793_3787482110"/></text:h>
        </text:list-item>
      </text:list>
      <text:p text:style-name="P81"><text:tab/><text:span text:style-name="T29">Os indivíduos </text:span><text:span text:style-name="T5">que estão sofrendo</text:span><text:span text:style-name="T29"> com transtornos mentais, raramente </text:span><text:span text:style-name="T40">são os únicos </text:span><text:span text:style-name="T29">afeta</text:span><text:span text:style-name="T40">dos. <text:s/>Suas dores não se restringem às crises internas, às fugas da realidade, às crises psicóticas, m</text:span><text:span text:style-name="T29">as existe uma rede. A rede familiar. </text:span><text:span text:style-name="T40">As pessoas envolvidas na família não ficam de fora do sofrimento. São afetados direta e indiretamente. A família, normalmente tem a primeira reação de choque e repreensão do comportamento. </text:span><text:span text:style-name="T29">Em seguida, vem um período de isolamento e reavaliação, em que a família tem esperança de que as coisas vão se ajeitar sozinhas. Quando o paciente não se recupera, a família tenta juntar o que restou e procura se adaptar à vida com um parente mentalmente perturbado. </text:span><text:span text:style-name="T40">então </text:span><text:span text:style-name="T29"><text:s/>o sistema todo é afetado pela pessoa que está sofrendo </text:span><text:span text:style-name="T40">com psicose</text:span><text:span text:style-name="T29">. </text:span></text:p>
      <text:p text:style-name="P81"><text:span text:style-name="T29">Os pais se preocupam com os filhos, porém, na maioria das vezes, </text:span><text:span text:style-name="T40">estes </text:span><text:span text:style-name="T29">não tem as ferramentas, ou o conhecimento necessário para trat</text:span><text:span text:style-name="T40">á-los. Assim, eles fica</text:span></text:p>
      <text:list xml:id="list112830581382938" text:continue-numbering="true" text:style-name="Outline">
        <text:list-item>
          <text:h text:style-name="Heading_20_1" text:outline-level="1"><text:bookmark-start text:name="__RefHeading___Toc3795_3787482110"/>Aconselhamento<text:bookmark-end text:name="__RefHeading___Toc3795_3787482110"/></text:h>
        </text:list-item>
      </text:list>
      <text:p text:style-name="P16"/>
      <text:p text:style-name="P16"/>
      <text:p text:style-name="P16"/>
      <text:p text:style-name="P14"><text:soft-page-break/></text:p>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style-name="Emphasis">,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34">Bibliografia</text:p>
          </text:index-title>
        </text:index-body>
      </text:bibliography>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18</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8T15:42:00.575372771</meta:creation-date>
    <dc:title>CTM</dc:title>
    <meta:editing-duration>PT2H6M14S</meta:editing-duration>
    <meta:editing-cycles>11</meta:editing-cycles>
    <meta:generator>LibreOffice/6.4.7.2$Linux_X86_64 LibreOffice_project/40$Build-2</meta:generator>
    <dc:date>2021-11-29T11:28:28.866363954</dc:date>
    <meta:document-statistic meta:table-count="1" meta:image-count="5" meta:object-count="0" meta:page-count="18" meta:paragraph-count="172" meta:word-count="3003" meta:character-count="19511" meta:non-whitespace-character-count="16682"/>
    <meta:template xlink:type="simple" xlink:actuate="onRequest" xlink:title="CTM" xlink:href="../../Templates/CTM.ott" meta:date="2021-11-28T15:41:59.799784624"/>
  </office:meta>
</office:document-meta>
</file>